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eeeeee" draw:textarea-horizontal-align="justify" draw:textarea-vertical-align="middle" draw:auto-grow-height="false" fo:min-height="1.25cm" fo:min-width="8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61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9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3cm" fo:min-width="7.293cm"/>
      <style:paragraph-properties style:writing-mode="lr-tb"/>
    </style:style>
    <style:style style:name="gr6" style:family="graphic" style:parent-style-name="objectwithoutfill">
      <style:graphic-properties svg:stroke-color="#111111" draw:marker-end="Arrowheads_20_1" draw:marker-end-width="0.3cm" draw:fill="none" draw:textarea-vertical-align="middle"/>
    </style:style>
    <style:style style:name="gr7" style:family="graphic" style:parent-style-name="objectwithoutfill">
      <style:graphic-properties svg:stroke-color="#111111" draw:marker-end="Arrowheads_20_2" draw:marker-end-width="0.3cm" draw:fill="none" draw:textarea-vertical-align="middle"/>
    </style:style>
    <style:style style:name="gr8" style:family="graphic" style:parent-style-name="objectwithoutfill">
      <style:graphic-properties svg:stroke-color="#111111" draw:marker-end="Arrowheads_20_3" draw:marker-end-width="0.3cm" draw:fill="none" draw:textarea-vertical-align="middle"/>
    </style:style>
    <style:style style:name="gr9" style:family="graphic" style:parent-style-name="standard">
      <style:graphic-properties svg:stroke-color="#111111" draw:fill-color="#eeeeee" draw:textarea-horizontal-align="justify" draw:textarea-vertical-align="middle" draw:auto-grow-height="false" fo:min-height="4.705cm" fo:min-width="20.5cm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12" style:family="graphic" style:parent-style-name="objectwithoutfill">
      <style:graphic-properties svg:stroke-color="#111111" draw:fill="none" draw:textarea-vertical-align="middle"/>
    </style:style>
    <style:style style:name="gr13" style:family="graphic" style:parent-style-name="objectwithoutfill">
      <style:graphic-properties svg:stroke-color="#111111" draw:marker-end="Arrowheads_20_4" draw:marker-end-width="0.3cm" draw:fill="none" draw:textarea-vertical-align="middle"/>
    </style:style>
    <style:style style:name="gr14" style:family="graphic" style:parent-style-name="standard">
      <style:graphic-properties svg:stroke-color="#111111" draw:fill-color="#eeeeee" draw:textarea-horizontal-align="justify" draw:textarea-vertical-align="middle" draw:auto-grow-height="false" fo:min-height="1.29cm" fo:min-width="8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436cm"/>
      <style:paragraph-properties style:writing-mode="lr-tb"/>
    </style:style>
    <style:style style:name="gr16" style:family="graphic" style:parent-style-name="standard">
      <style:graphic-properties svg:stroke-color="#111111" draw:fill-color="#eeeeee" draw:textarea-horizontal-align="justify" draw:textarea-vertical-align="middle" draw:auto-grow-height="false" fo:min-height="1.3cm" fo:min-width="8.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4cm" fo:min-width="7.77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9" style:family="graphic" style:parent-style-name="objectwithoutfill">
      <style:graphic-properties draw:stroke="dash" draw:stroke-dash="Long_20_Dash" svg:stroke-color="#111111" draw:marker-end="Triangle_20_unfilled" draw:marker-end-width="0.8cm" draw:fill="none" draw:textarea-vertical-align="middl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111111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111111" loext:opacity="100%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fo:color="#111111" loext:opacity="100%" fo:font-size="12pt" style:font-size-asian="12pt" style:font-size-complex="12pt"/>
    </style:style>
    <style:style style:name="T1" style:family="text">
      <style:text-properties fo:color="#111111" loext:opacity="100%"/>
    </style:style>
    <style:style style:name="T2" style:family="text">
      <style:text-properties fo:color="#111111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xml:id="id3" draw:id="id3" draw:layer="layout" svg:width="8.5cm" svg:height="1.5cm" svg:x="0.125cm" svg:y="12.9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6.292cm" svg:height="0.962cm" svg:x="1.229cm" svg:y="13.224cm">
              <draw:text-box>
                <text:p>PreRequestHandler</text:p>
              </draw:text-box>
            </draw:frame>
          </draw:g>
          <draw:g>
            <draw:custom-shape draw:style-name="gr1" draw:text-style-name="P1" xml:id="id5" draw:id="id5" draw:layer="layout" svg:width="8.5cm" svg:height="1.5cm" svg:x="0.125cm" svg:y="15.98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2" draw:layer="layout" svg:width="5.117cm" svg:height="0.962cm" svg:x="2.108cm" svg:y="16.268cm">
              <draw:text-box>
                <text:p>StatusHandler</text:p>
              </draw:text-box>
            </draw:frame>
          </draw:g>
          <draw:g>
            <draw:custom-shape draw:style-name="gr1" draw:text-style-name="P1" xml:id="id6" draw:id="id6" draw:layer="layout" svg:width="8.5cm" svg:height="1.5cm" svg:x="0.125cm" svg:y="19.00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6.734cm" svg:height="0.962cm" svg:x="1.008cm" svg:y="19.274cm">
              <draw:text-box>
                <text:p>MeasurementHandler</text:p>
              </draw:text-box>
            </draw:frame>
          </draw:g>
          <draw:g>
            <draw:custom-shape draw:style-name="gr1" draw:text-style-name="P1" xml:id="id2" draw:id="id2" draw:layer="layout" svg:width="8.5cm" svg:height="1.5cm" svg:x="15.875cm" svg:y="9.656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3" draw:layer="layout" svg:width="6.146cm" svg:height="0.993cm" svg:x="17.052cm" svg:y="9.91cm">
              <draw:text-box>
                <text:p><text:span text:style-name="T1">MongoGridFsClient</text:span></text:p>
              </draw:text-box>
            </draw:frame>
          </draw:g>
          <draw:connector draw:style-name="gr6" draw:text-style-name="P4" draw:layer="layout" svg:x1="37.6cm" svg:y1="12.917cm" svg:x2="20.125cm" svg:y2="11.156cm" draw:start-shape="id1" draw:start-glue-point="0" draw:end-shape="id2" svg:d="M37600 12917v-880h-17475v-881" svg:viewBox="0 0 17476 1762">
            <text:p/>
          </draw:connector>
          <draw:connector draw:style-name="gr7" draw:text-style-name="P4" draw:layer="layout" svg:x1="8.625cm" svg:y1="13.705cm" svg:x2="10cm" svg:y2="16.719cm" draw:start-shape="id3" draw:end-shape="id4" draw:end-glue-point="3" svg:d="M8625 13705h688v3014h687" svg:viewBox="0 0 1376 3015">
            <text:p/>
          </draw:connector>
          <draw:connector draw:style-name="gr8" draw:text-style-name="P4" draw:layer="layout" svg:x1="8.625cm" svg:y1="16.73cm" svg:x2="10cm" svg:y2="16.719cm" draw:start-shape="id5" draw:end-shape="id4" draw:end-glue-point="3" svg:d="M8625 16730h688v-11h687" svg:viewBox="0 0 1376 12">
            <text:p/>
          </draw:connector>
          <draw:g xml:id="id4" draw:id="id4">
            <draw:custom-shape draw:style-name="gr9" draw:text-style-name="P1" draw:layer="layout" svg:width="21cm" svg:height="4.955cm" svg:x="10cm" svg:y="14.0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0" draw:text-style-name="P6" draw:layer="layout" svg:width="8.9cm" svg:height="1.673cm" svg:x="16.05cm" svg:y="14.122cm">
              <draw:text-box>
                <text:p text:style-name="P5"><text:span text:style-name="T1">&lt;&lt;Interface&gt;&gt;</text:span></text:p>
                <text:p text:style-name="P5"><text:span text:style-name="T1">DataStorageService</text:span></text:p>
              </draw:text-box>
            </draw:frame>
            <draw:frame draw:style-name="gr11" draw:text-style-name="P8" draw:layer="layout" svg:width="21cm" svg:height="3.569cm" svg:x="10cm" svg:y="15.824cm">
              <draw:text-box>
                <text:p><text:span text:style-name="T2">+ store(pipe: Pipe&lt;Buffer&gt;, user: User, contentRange: ContentRange, uploadIdentifier: UUID, metaData: RequestMetaData): Future&lt;Void&gt;</text:span></text:p>
                <text:p text:style-name="P7"><text:span text:style-name="T2">+ bytesUploaded(uploadIdentifier: UUID): Future&lt;Long&gt;</text:span></text:p>
                <text:p text:style-name="P7"><text:span text:style-name="T2">+ clean(uploadIdentifier: UUID): Future&lt;Long&gt;</text:span></text:p>
                <text:p text:style-name="P7"><text:span text:style-name="T2">+ startPeriodicCleaningOfTempData(uploadExpirationTime: Long, vertx: Vertx)</text:span></text:p>
                <text:p><text:span text:style-name="T2">+ isStored(measurement: Measurement): Future&lt;Boolean&gt;</text:span></text:p>
                <text:p><text:span text:style-name="T2"/></text:p>
              </draw:text-box>
            </draw:frame>
            <draw:line draw:style-name="gr12" draw:text-style-name="P4" draw:layer="layout" svg:x1="10.356cm" svg:y1="15.874cm" svg:x2="30.644cm" svg:y2="15.874cm">
              <text:p/>
            </draw:line>
          </draw:g>
          <draw:connector draw:style-name="gr13" draw:text-style-name="P4" draw:layer="layout" svg:x1="8.625cm" svg:y1="19.755cm" svg:x2="10cm" svg:y2="16.719cm" draw:start-shape="id6" draw:end-shape="id4" draw:end-glue-point="3" svg:d="M8625 19755h688v-3036h687" svg:viewBox="0 0 1376 3037">
            <text:p/>
          </draw:connector>
          <draw:g xml:id="id7" draw:id="id7">
            <draw:custom-shape draw:style-name="gr14" draw:text-style-name="P1" xml:id="id1" draw:id="id1" draw:layer="layout" svg:width="8.75cm" svg:height="1.54cm" svg:x="33.225cm" svg:y="12.917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2" draw:layer="layout" svg:width="6.936cm" svg:height="0.988cm" svg:x="34.132cm" svg:y="13.193cm">
              <draw:text-box>
                <text:p>GridFsStorageService</text:p>
              </draw:text-box>
            </draw:frame>
          </draw:g>
          <draw:g xml:id="id9" draw:id="id9">
            <draw:custom-shape draw:style-name="gr16" draw:text-style-name="P1" draw:layer="layout" svg:width="8.75cm" svg:height="1.55cm" svg:x="33.225cm" svg:y="15.965cm">
              <text:p/>
              <draw:enhanced-geometry svg:viewBox="0 0 21600 21600" draw:type="rectangle" draw:enhanced-path="M 0 0 L 21600 0 21600 21600 0 21600 0 0 Z N"/>
            </draw:custom-shape>
            <draw:frame draw:style-name="gr17" draw:text-style-name="P2" draw:layer="layout" svg:width="8.277cm" svg:height="0.994cm" svg:x="33.498cm" svg:y="16.243cm">
              <draw:text-box>
                <text:p>FileSystemStorageService</text:p>
              </draw:text-box>
            </draw:frame>
          </draw:g>
          <draw:g xml:id="id8" draw:id="id8">
            <draw:custom-shape draw:style-name="gr14" draw:text-style-name="P1" draw:layer="layout" svg:width="8.75cm" svg:height="1.54cm" svg:x="33.225cm" svg:y="18.9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8" draw:text-style-name="P2" draw:layer="layout" svg:width="8.75cm" svg:height="1cm" svg:x="33.225cm" svg:y="19.215cm">
              <draw:text-box>
                <text:p>GoogleCloudStorageService</text:p>
              </draw:text-box>
            </draw:frame>
          </draw:g>
          <draw:connector draw:style-name="gr19" draw:text-style-name="P4" draw:layer="layout" svg:x1="33.225cm" svg:y1="13.687cm" svg:x2="31cm" svg:y2="16.719cm" draw:start-shape="id7" draw:end-shape="id4" draw:end-glue-point="1" svg:d="M33225 13687h-1112v3032h-1113" svg:viewBox="0 0 2226 3033">
            <text:p/>
          </draw:connector>
          <draw:connector draw:style-name="gr19" draw:text-style-name="P4" draw:layer="layout" svg:x1="33.225cm" svg:y1="19.735cm" svg:x2="31cm" svg:y2="16.719cm" draw:start-shape="id8" draw:start-glue-point="3" draw:end-shape="id4" svg:d="M33225 19735h-1112v-3016h-1113" svg:viewBox="0 0 2226 3017">
            <text:p/>
          </draw:connector>
          <draw:connector draw:style-name="gr19" draw:text-style-name="P4" draw:layer="layout" svg:x1="33.225cm" svg:y1="16.74cm" svg:x2="31cm" svg:y2="16.719cm" draw:start-shape="id9" draw:start-glue-point="3" draw:end-shape="id4" svg:d="M33225 16740h-1112v-21h-1113" svg:viewBox="0 0 2226 22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Triangle_20_unfilled" draw:display-name="Triangle unfilled" svg:viewBox="0 0 3000 3000" svg:d="M1500 0l1500 3000h-3000zM1500 447l-1176 2353h235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8-31T09:46:19.364482365</meta:creation-date>
    <dc:date>2022-10-09T20:26:48.276088895</dc:date>
    <meta:editing-duration>PT32M48S</meta:editing-duration>
    <meta:editing-cycles>5</meta:editing-cycles>
    <meta:generator>LibreOffice/7.1.8.1$MacOSX_X86_64 LibreOffice_project/e1f30c802c3269a1d052614453f260e49458c82c</meta:generator>
    <meta:document-statistic meta:object-count="34"/>
  </office:meta>
</office:document-meta>
</file>